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Text_20_body" style:list-style-name="L1">
      <style:text-properties fo:font-size="24pt" style:font-size-asian="24pt" style:font-size-complex="24pt"/>
    </style:style>
    <style:style style:name="P3" style:family="paragraph" style:parent-style-name="Text_20_body" style:list-style-name="L1">
      <style:paragraph-properties fo:break-before="page"/>
      <style:text-properties fo:font-size="24pt" style:font-size-asian="24pt" style:font-size-complex="24pt"/>
    </style:style>
    <style:style style:name="P4" style:family="paragraph" style:parent-style-name="Text_20_body" style:list-style-name="L1">
      <style:text-properties fo:font-size="24pt" officeooo:paragraph-rsid="001f4b1a" style:font-size-asian="24pt" style:font-size-complex="24pt"/>
    </style:style>
    <style:style style:name="P5" style:family="paragraph" style:parent-style-name="Text_20_body" style:list-style-name="L1">
      <style:paragraph-properties fo:break-before="page"/>
      <style:text-properties fo:font-size="24pt" officeooo:paragraph-rsid="001f4b1a" style:font-size-asian="24pt" style:font-size-complex="24pt"/>
    </style:style>
    <style:style style:name="T1" style:family="text">
      <style:text-properties officeooo:rsid="001f4b1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">Anna jest psychologiem zarządzania i ekonomistką. Była przez kilkanaście lat wolontariuszką, ale też koordynatorem wolontariatu, trenerem, szkoleniowcem w kilku fundacjach i w stowarzyszeniu. Wolontariuszka Regionalnego Centrum Wolontariatu, które aktywnie wspiera rozwój lokalnych społeczności. Jest osobą ambitną i chcącą pomagać, co znajduje odzwierciedlenie w jej zaangażowaniu na rzecz innych.</text:p>
          <text:p text:style-name="P2"/>
          <text:p text:style-name="P3">Kasia studiuje, ma 26 lat, jest wolontariuszem Stowarzyszenia Lambda Szczecin i jest to jej pierwsze doświadczenie z wolontariatem. Z ogromną radością angażuje się we wszelakie projekty Stowarzyszenia mające na celu integrację osób ze społeczności LGBTQ+. Jest osobą otwartą i wspierającą różnorodność.</text:p>
          <text:p text:style-name="P2"/>
          <text:p text:style-name="P3">Beata jest na emeryturze. Wolny czas spędza pomagając w hospicjum, gdzie przynosi ulgę i wsparcie pacjentom w trudnych chwilach. Jest energiczną osobą pełną empatii i ciepła. Dzięki swojemu wolontariatowi poznaje nowych ludzi.</text:p>
          <text:p text:style-name="P2"/>
          <text:p text:style-name="P3">Janek jest managerem w dużej korporacji. Angażuje się w wolontariat <text:span text:style-name="T1">w organizacji pozarządowej </text:span>jako koordynator oraz prowadzi warsztaty dla wolontariuszy, co przyczynia się do ich rozwoju osobistego. Dzięki wolontariatowi przełamał swój lęk przed wystąpieniami publicznymi, bo wcześniej był bardzo nieśmiały.</text:p>
          <text:p text:style-name="P2"/>
          <text:p text:style-name="P3">Jacek jest pracownikiem magazynowym. Bardzo lubi psy. Jego córka ma alergię, więc nie mogą mieć zwierząt w domu. W wolnym czasie chodzą do schroniska i wyprowadzają psy, spędzając razem czas na świeżym powietrzu. Jest osobą troskliwą i zaangażowaną w dobrostan zwierząt.</text:p>
          <text:p text:style-name="P4"/>
          <text:p text:style-name="P5">An<text:span text:style-name="T1">n</text:span>a pochodzi z Austrii, jest w Polsce na Wolontariacie Europejskim. W Szczecinie prowadzi letnie półkolonie, oferując dzieciom ciekawe i rozwijające zajęcia. Podczas swojego wolontariatu ma okazję poznać inny kraj oraz kulturę. <text:span text:style-name="T1">Jest osobą otwartą i ciekawą świata.</text:span><text:line-break/></text:p>
          <text:p text:style-name="P5">Adam pomaga uczniom rozwiązywać zadania domowe. Działa w programie Pierwsza Pomoc w Lekcjach, pomagając dzieciom w potrzebie edukacyjnej. Dzięki temu zdobywa doświadczenie oraz może ubiegać się o zaświadczenie, że pracuje z dziećmi, dzięki czemu będzie mógł pojechać do USA jako au-pair, opiekun do dziecka mieszkający w domu rodziny.<text:line-break/></text:p>
          <text:p text:style-name="P5">Kasia jest osobą <text:span text:style-name="T1">z </text:span>niepełnosprawn<text:span text:style-name="T1">ością</text:span> fizyczni<text:span text:style-name="T1">ą</text:span>. <text:span text:style-name="T1">Pracuje w dziale obsługi klienta dużego banki. </text:span>Jest bardzo otwarta i aktywna społecznie - uczestniczy w wielu szczecińskich wydarzeniach w organizacjach pozarządowych, upamiętniając je fotografiami. Lubi sport i poznawać nowych ludzi, a jej zdjęcia pomagają dokumentować lokalne działania.<text:line-break/></text:p>
          <text:p text:style-name="P5">Marta jest mamą <text:span text:style-name="T1">2</text:span>-letniej córki <text:span text:style-name="T1">korzystającą z urlopu wychowawczego.</text:span> Mieszka w małej miejscowości, gdzie nie ma wielu ofert wolontariatu. Działa przez Internet, redagując teksty na zlecenie organizacji pozarządowych. Jej zaangażowanie pozwala na wspieranie inicjatyw mimo ograniczeń lokalizacyjnych.<text:line-break/></text:p>
          <text:p text:style-name="P5">Tomek ma 19 lat i uczy się w technikum. Jest również wolontariuszem w Klubie Młodzieżowym, gdzie organizuje quizy, pomaga w sprzątaniu i niedawno malował Klub. Zachęca młodzież do sportu oraz rozwijania swoich pasji. Jest osobą aktywną i zarażającą innych pozytywną energią.<text:line-break/></text:p>
          <text:p text:style-name="P5">Marta jest wolontariuszką Szlachetnej Paczki. Jest osobą, na której można polegać. Uczestniczy i angażuje się w promocję Szlachetnej Paczki, ale także w różnego rodzaju akcje charytatywne. Najważniejsze jest dla niej niesienie realnej pomocy rodzinom w trudnej sytuacji życiowej. Pracuje na rzecz poprawy jakości życia innych.</text:p>
          <text:p text:style-name="P2"/>
          <text:p text:style-name="P3">Kacper jest studentem ochrony zabytków. Ma już swoje pierwsze doświadczenie w pracy z zabytkami. Zdobył je pracując jako wolontariusz w stowarzyszeniu, które zajmuje się renowacją zabytkowych, opuszczonych cmentarzy, przyczyniając się do ochrony lokalnego dziedzictwa kulturowego.</text:p>
          <text:p text:style-name="P2"/>
          <text:p text:style-name="P3">Piotr jest uczniem podstawówki. Potrzebuje punktów za wolontariat, aby dostać się do wymarzonej szkoły. Wyprowadza psa starszej osoby w akcji Szczecin Pomaga, wspierając samotnych seniorów w codziennych obowiązkach.</text:p>
          <text:p text:style-name="P2"/>
          <text:p text:style-name="P3">Alicja pracuje w biurze dużej korporacji. W wolnym czasie pomaga jako wolontariuszka w filharmonii podczas promocji wydarzeń kulturalnych. Dobrze się przy tym bawi, a do tego dostaje darmowe bilety wstępu. Wspiera rozwój kultury w swoim mieście.</text:p>
          <text:p text:style-name="P2"/>
          <text:p text:style-name="P3">Danuta jest doktorantką matematyki na szczecińskiej uczelni. Jako wolontariuszka pomaga uczniom z problemami w szkole w programie Pierwsza Pomoc w Lekcjach. Dzięki temu realizuje element doktoratu – promuje matematykę jako ciekawy przedmiot szkolny, zarażając innych swoją pasją. <text:span text:style-name="T1">Jest sumienna i zaangażowana.</text:span></text:p>
          <text:p text:style-name="P2"/>
          <text:p text:style-name="P3">Adrian nie za bardzo lubi spędzać czas z ludźmi, ale chciał zaangażować się w wolontariat. Dlatego pomaga zwierzętom w szczecińskim Towarzystwie Opieki nad Zwierzętami. Jest osobą zaangażowaną i empatyczną, ale niekoniecznie otwartą. Jego praca przynosi korzyści porzuconym zwierzętom.</text:p>
          <text:p text:style-name="P2"/>
          <text:p text:style-name="P3">Paweł jest studentem informatyki, z charakteru jest raczej introwertykiem. Chce pomagać innym, więc na zlecenie stowarzyszeń i fundacji pomaga im prowadzić strony internetowe. Zastanawia się, czy nie zmienić kierunku studiów, a dzięki temu sprawdza też, czy w ogóle taka praca mu odpowiada. Jego pomoc jest kluczowa w cyfryzacji działalności organizacji pozarządowych.</text:p>
        </text:list-header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3:55:13.383642267</meta:creation-date>
    <dc:date>2024-12-05T14:01:59.767912384</dc:date>
    <meta:editing-duration>PT6M47S</meta:editing-duration>
    <meta:editing-cycles>1</meta:editing-cycles>
    <meta:document-statistic meta:table-count="0" meta:image-count="0" meta:object-count="0" meta:page-count="17" meta:paragraph-count="17" meta:word-count="682" meta:character-count="5048" meta:non-whitespace-character-count="4377"/>
    <meta:generator>LibreOffice/24.2.6.2$Linux_X86_64 LibreOffice_project/420$Build-2</meta:generator>
  </office:meta>
</office:document-meta>
</file>